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enlo" svg:font-family="Menl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395.26pt"/>
    </style:style>
    <style:style style:name="co3" style:family="table-column">
      <style:table-column-properties fo:break-before="auto" style:column-width="270.74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57.7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3" style:family="table-cell" style:parent-style-name="Default" style:data-style-name="N0">
      <style:text-properties fo:color="#a9b7c6" style:text-position="" style:font-name="Menlo" fo:font-size="10pt" style:font-name-asian="Menlo" style:font-size-asian="10pt" style:font-name-complex="Menlo" style:font-size-complex="10pt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3c3c3c" style:font-name="Ubuntu" fo:font-size="10pt" style:font-name-asian="Ubuntu" style:font-size-asian="10pt" style:font-name-complex="Ubuntu" style:font-size-complex="10pt"/>
    </style:style>
    <style:style style:name="ce7" style:family="table-cell" style:parent-style-name="Default" style:data-style-name="N0">
      <style:text-properties fo:color="#a9b7c6" style:font-name="Menlo" fo:font-size="10pt" style:font-name-asian="Menlo" style:font-size-asian="10pt" style:font-name-complex="Menlo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nstructor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uthor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publishDate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no tags, no publish date</text:p>
          </table:table-cell>
          <table:table-cell table:style-name="ce6" table:formula="of:=&quot;[&quot;&amp;[.A3]&amp;&quot;, '&quot;&amp;[.B3]&amp;&quot;', '&quot;&amp;[.C3]&amp;&quot;', &quot;&amp;[.D3]&amp;&quot;, &quot;&amp;[.E3]&amp;&quot;, &quot;&amp;[.F3]&amp;&quot;, &quot;&amp;[.G3]&amp;&quot;, '&quot;&amp;[.H3]&amp;&quot;']&quot;" office:value-type="string" office:string-value="[Uuid::uuid4(), 'A Post', 'Lorem ipsum', new Author(Uuid::uuid4(), 'Davis', 'email@example.org', 'Some string', new DateTime()), [], null, Post::class, 'no tags, no publish date']" calcext:value-type="string">
            <text:p>[Uuid::uuid4(), 'A Post', 'Lorem ipsum', new Author(Uuid::uuid4(), 'Davis', 'email@example.org', 'Some string', new DateTime()), [], null, Post::class, 'no tags, no publish date'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new Tag(Uuid::uuid4(),’tag1’), new Tag(Uuid::uuid4(),’tag2’)]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have tags, unpublished</text:p>
          </table:table-cell>
          <table:table-cell table:style-name="ce6" table:formula="of:=&quot;[&quot;&amp;[.A4]&amp;&quot;, '&quot;&amp;[.B4]&amp;&quot;', '&quot;&amp;[.C4]&amp;&quot;', &quot;&amp;[.D4]&amp;&quot;, &quot;&amp;[.E4]&amp;&quot;, &quot;&amp;[.F4]&amp;&quot;, &quot;&amp;[.G4]&amp;&quot;, '&quot;&amp;[.H4]&amp;&quot;']&quot;" office:value-type="string" office:string-value="[Uuid::uuid4(), 'A Post', 'Lorem ipsum', new Author(Uuid::uuid4(), 'Davis', 'email@example.org', 'Some string', new DateTime()), [new Tag(Uuid::uuid4(),’tag1’), new Tag(Uuid::uuid4(),’tag2’)], null, Post::class, 'have tags, unpublished']" calcext:value-type="string">
            <text:p>[Uuid::uuid4(), 'A Post', 'Lorem ipsum', new Author(Uuid::uuid4(), 'Davis', 'email@example.org', 'Some string', new DateTime()), [new Tag(Uuid::uuid4(),’tag1’), new Tag(Uuid::uuid4(),’tag2’)], null, Post::class, 'have tags, unpublished'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ew DateTime()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no tags, published</text:p>
          </table:table-cell>
          <table:table-cell table:style-name="ce6" table:formula="of:=&quot;[&quot;&amp;[.A5]&amp;&quot;, '&quot;&amp;[.B5]&amp;&quot;', '&quot;&amp;[.C5]&amp;&quot;', &quot;&amp;[.D5]&amp;&quot;, &quot;&amp;[.E5]&amp;&quot;, &quot;&amp;[.F5]&amp;&quot;, &quot;&amp;[.G5]&amp;&quot;, '&quot;&amp;[.H5]&amp;&quot;']&quot;" office:value-type="string" office:string-value="[Uuid::uuid4(), 'A Post', 'Lorem ipsum', new Author(Uuid::uuid4(), 'Davis', 'email@example.org', 'Some string', new DateTime()), [], new DateTime(), Post::class, 'no tags, published']" calcext:value-type="string">
            <text:p>[Uuid::uuid4(), 'A Post', 'Lorem ipsum', new Author(Uuid::uuid4(), 'Davis', 'email@example.org', 'Some string', new DateTime()), [], new DateTime(), Post::class, 'no tags, published'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new Tag(Uuid::uuid4(),’tag1’), new Tag(Uuid::uuid4(),’tag2’)]</text:p>
          </table:table-cell>
          <table:table-cell office:value-type="string" calcext:value-type="string">
            <text:p>new DateTime()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tags, published (most common scenario)</text:p>
          </table:table-cell>
          <table:table-cell table:style-name="ce6" table:formula="of:=&quot;[&quot;&amp;[.A6]&amp;&quot;, '&quot;&amp;[.B6]&amp;&quot;', '&quot;&amp;[.C6]&amp;&quot;', &quot;&amp;[.D6]&amp;&quot;, &quot;&amp;[.E6]&amp;&quot;, &quot;&amp;[.F6]&amp;&quot;, &quot;&amp;[.G6]&amp;&quot;, '&quot;&amp;[.H6]&amp;&quot;']&quot;" office:value-type="string" office:string-value="[Uuid::uuid4(), 'A Post', 'Lorem ipsum', new Author(Uuid::uuid4(), 'Davis', 'email@example.org', 'Some string', new DateTime()), [new Tag(Uuid::uuid4(),’tag1’), new Tag(Uuid::uuid4(),’tag2’)], new DateTime(), Post::class, 'tags, published (most common scenario)']" calcext:value-type="string">
            <text:p>[Uuid::uuid4(), 'A Post', 'Lorem ipsum', new Author(Uuid::uuid4(), 'Davis', 'email@example.org', 'Some string', new DateTime()), [new Tag(Uuid::uuid4(),’tag1’), new Tag(Uuid::uuid4(),’tag2’)], new DateTime(), Post::class, 'tags, published (most common scenario)']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shDate" table:style-name="ta2">
        <table:table-column table:style-name="co6" table:default-cell-style-name="ce5"/>
        <table:table-column table:style-name="co7" table:default-cell-style-name="ce5"/>
        <table:table-column table:style-name="co6" table:number-columns-repeated="1022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ecto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ull Test</text:p>
          </table:table-cell>
          <table:table-cell table:formula="of:=&quot;[&quot;&amp;[.B3]&amp;&quot;, &quot;&amp;[.C3]&amp;&quot;, '&quot;&amp;[.D3]&amp;&quot;'],&quot;" office:value-type="string" office:string-value="[null, null, 'Null Test']," calcext:value-type="string">
            <text:p>[null, null, 'Null Test'],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$date1</text:p>
          </table:table-cell>
          <table:table-cell office:value-type="string" calcext:value-type="string">
            <text:p>Positive Test</text:p>
          </table:table-cell>
          <table:table-cell table:formula="of:=&quot;[&quot;&amp;[.B4]&amp;&quot;, &quot;&amp;[.C4]&amp;&quot;, '&quot;&amp;[.D4]&amp;&quot;'],&quot;" office:value-type="string" office:string-value="[$date1, $date1, 'Positive Test']," calcext:value-type="string">
            <text:p>[$date1, $date1, 'Positive Test'],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gative Test</text:p>
          </table:table-cell>
          <table:table-cell table:formula="of:=&quot;[&quot;&amp;[.B5]&amp;&quot;, &quot;&amp;[.C5]&amp;&quot;, '&quot;&amp;[.D5]&amp;&quot;'],&quot;" office:value-type="string" office:string-value="[X', null, 'Negative Test']," calcext:value-type="string">
            <text:p>[X', null, 'Negative Test'],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Tag" table:style-name="ta2">
        <table:table-column table:style-name="co6" table:number-columns-repeated="102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ecto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$tag1</text:p>
          </table:table-cell>
          <table:table-cell office:value-type="string" calcext:value-type="string">
            <text:p>Positive Test</text:p>
          </table:table-cell>
          <table:table-cell table:formula="of:=&quot;[&quot;&amp;[.B3]&amp;&quot;, &quot;&amp;[.C3]&amp;&quot;, '&quot;&amp;[.D3]&amp;&quot;'],&quot;" office:value-type="string" office:string-value="[$tag1, $tag1, 'Positive Test']," calcext:value-type="string">
            <text:p>[$tag1, $tag1, 'Positive Test'],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 Test</text:p>
          </table:table-cell>
          <table:table-cell table:formula="of:=&quot;[&quot;&amp;[.B4]&amp;&quot;, &quot;&amp;[.C4]&amp;&quot;, '&quot;&amp;[.D4]&amp;&quot;'],&quot;" office:value-type="string" office:string-value="[null, null, 'Negative Test']," calcext:value-type="string">
            <text:p>[null, null, 'Negative Test'],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g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ec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$tag1</text:p>
          </table:table-cell>
          <table:table-cell office:value-type="string" calcext:value-type="string">
            <text:p>[$tag1]</text:p>
          </table:table-cell>
          <table:table-cell office:value-type="string" calcext:value-type="string">
            <text:p>positive test, on null, first tag added</text:p>
          </table:table-cell>
          <table:table-cell table:formula="of:=&quot;[&quot;&amp;[.B7]&amp;&quot;, &quot;&amp;[.C7]&amp;&quot;, &quot;&amp;[.D7]&amp;&quot;, '&quot;&amp;[.E7]&amp;&quot;'],&quot;" office:value-type="string" office:string-value="[[], $tag1, [$tag1], 'positive test, on null, first tag added']," calcext:value-type="string">
            <text:p>[[], $tag1, [$tag1], 'positive test, on null, first tag added'],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$tag1]</text:p>
          </table:table-cell>
          <table:table-cell office:value-type="string" calcext:value-type="string">
            <text:p>$tag2</text:p>
          </table:table-cell>
          <table:table-cell office:value-type="string" calcext:value-type="string">
            <text:p>[$tag1, $tag2]</text:p>
          </table:table-cell>
          <table:table-cell office:value-type="string" calcext:value-type="string">
            <text:p>positive test, adding a new tag to existing tag vector</text:p>
          </table:table-cell>
          <table:table-cell table:formula="of:=&quot;[&quot;&amp;[.B8]&amp;&quot;, &quot;&amp;[.C8]&amp;&quot;, &quot;&amp;[.D8]&amp;&quot;, '&quot;&amp;[.E8]&amp;&quot;'],&quot;" office:value-type="string" office:string-value="[[$tag1], $tag2, [$tag1, $tag2], 'positive test, adding a new tag to existing tag vector']," calcext:value-type="string">
            <text:p>[[$tag1], $tag2, [$tag1, $tag2], 'positive test, adding a new tag to existing tag vector'],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$tag1, $tag2]</text:p>
          </table:table-cell>
          <table:table-cell office:value-type="string" calcext:value-type="string">
            <text:p>$tag1</text:p>
          </table:table-cell>
          <table:table-cell office:value-type="string" calcext:value-type="string">
            <text:p>[$tag1, $tag2]</text:p>
          </table:table-cell>
          <table:table-cell office:value-type="string" calcext:value-type="string">
            <text:p>negative test, tags should not be duplicated</text:p>
          </table:table-cell>
          <table:table-cell table:formula="of:=&quot;[&quot;&amp;[.B9]&amp;&quot;, &quot;&amp;[.C9]&amp;&quot;, &quot;&amp;[.D9]&amp;&quot;, '&quot;&amp;[.E9]&amp;&quot;'],&quot;" office:value-type="string" office:string-value="[[$tag1, $tag2], $tag1, [$tag1, $tag2], 'negative test, tags should not be duplicated']," calcext:value-type="string">
            <text:p>[[$tag1, $tag2], $tag1, [$tag1, $tag2], 'negative test, tags should not be duplicated'],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Tag" table:style-name="ta2">
        <table:table-column table:style-name="co6" table:number-columns-repeated="102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g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ec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$tag1]</text:p>
          </table:table-cell>
          <table:table-cell office:value-type="string" calcext:value-type="string">
            <text:p>$tag1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ositive test, all tags removed</text:p>
          </table:table-cell>
          <table:table-cell table:formula="of:=&quot;[&quot;&amp;[.B3]&amp;&quot;, &quot;&amp;[.C3]&amp;&quot;, &quot;&amp;[.D3]&amp;&quot;, '&quot;&amp;[.E3]&amp;&quot;'],&quot;" office:value-type="string" office:string-value="[[$tag1], $tag1, [], 'positive test, all tags removed']," calcext:value-type="string">
            <text:p>[[$tag1], $tag1, [], 'positive test, all tags removed'],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$tag1, $tag2]</text:p>
          </table:table-cell>
          <table:table-cell office:value-type="string" calcext:value-type="string">
            <text:p>$tag1</text:p>
          </table:table-cell>
          <table:table-cell office:value-type="string" calcext:value-type="string">
            <text:p>[$tag2]</text:p>
          </table:table-cell>
          <table:table-cell office:value-type="string" calcext:value-type="string">
            <text:p>positive test, removing one tag</text:p>
          </table:table-cell>
          <table:table-cell table:formula="of:=&quot;[&quot;&amp;[.B4]&amp;&quot;, &quot;&amp;[.C4]&amp;&quot;, &quot;&amp;[.D4]&amp;&quot;, '&quot;&amp;[.E4]&amp;&quot;'],&quot;" office:value-type="string" office:string-value="[[$tag1, $tag2], $tag1, [$tag2], 'positive test, removing one tag']," calcext:value-type="string">
            <text:p>[[$tag1, $tag2], $tag1, [$tag2], 'positive test, removing one tag'],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$tag1]</text:p>
          </table:table-cell>
          <table:table-cell office:value-type="string" calcext:value-type="string">
            <text:p>$tag2</text:p>
          </table:table-cell>
          <table:table-cell office:value-type="string" calcext:value-type="string">
            <text:p>[$tag1]</text:p>
          </table:table-cell>
          <table:table-cell office:value-type="string" calcext:value-type="string">
            <text:p>negative test, removing non-existent tag</text:p>
          </table:table-cell>
          <table:table-cell table:formula="of:=&quot;[&quot;&amp;[.B5]&amp;&quot;, &quot;&amp;[.C5]&amp;&quot;, &quot;&amp;[.D5]&amp;&quot;, '&quot;&amp;[.E5]&amp;&quot;'],&quot;" office:value-type="string" office:string-value="[[$tag1], $tag2, [$tag1], 'negative test, removing non-existent tag']," calcext:value-type="string">
            <text:p>[[$tag1], $tag2, [$tag1], 'negative test, removing non-existent tag'],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enlo" svg:font-family="Menl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Followed_20_Hyperlink" style:display-name="Followed Hyperlink" style:family="table-cell" style:parent-style-name="Default" style:data-style-name="N0">
      <style:text-properties fo:color="#954f72" style:text-underline-style="solid" style:text-underline-width="auto" style:text-underline-color="font-color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creator>X</dc:creator>
    <meta:creation-date>2017-07-24T23:59:03Z</meta:creation-date>
    <dc:date>2017-07-25T23:06:59Z</dc:date>
    <meta:editing-cycles>2</meta:editing-cycles>
    <meta:editing-duration>PT60S</meta:editing-duration>
    <meta:document-statistic meta:table-count="4" meta:cell-count="113" meta:object-count="0"/>
  </office:meta>
</office:document-meta>
</file>